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osefin" svg:font-family="Josefin, sans-serif"/>
    <style:font-face style:name="Lohit Devanagari1" svg:font-family="'Lohit Devanagari'"/>
    <style:font-face style:name="Ubuntu" svg:font-family="Ubuntu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officeooo:rsid="0005dfd2" officeooo:paragraph-rsid="0005dfd2" style:font-size-asian="12.25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fo:font-size="12pt" officeooo:rsid="0005dfd2" officeooo:paragraph-rsid="0005dfd2" style:font-size-asian="10.5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05dfd2" officeooo:paragraph-rsid="0005dfd2" style:font-size-asian="10.5pt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fo:font-size="16pt" officeooo:rsid="0005dfd2" officeooo:paragraph-rsid="0005dfd2" style:font-size-asian="16pt" style:font-size-complex="16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2pt" officeooo:rsid="0005dfd2" officeooo:paragraph-rsid="0005dfd2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2pt" officeooo:rsid="0005dfd2" officeooo:paragraph-rsid="00069f4a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2pt" officeooo:rsid="0005dfd2" officeooo:paragraph-rsid="0005dfd2" style:font-size-asian="10.5pt" style:font-size-complex="12pt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2pt" officeooo:paragraph-rsid="00069f4a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0.5pt" officeooo:rsid="0005dfd2" officeooo:paragraph-rsid="0005dfd2" style:font-size-asian="10.5pt" style:font-size-complex="10.5pt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size="10.5pt" officeooo:rsid="00069f4a" officeooo:paragraph-rsid="00069f4a" style:font-size-asian="10.5pt" style:font-size-complex="10.5pt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Liberation Serif" fo:font-size="10.5pt" fo:letter-spacing="normal" fo:font-style="normal" fo:font-weight="normal" officeooo:rsid="0005dfd2" officeooo:paragraph-rsid="0005dfd2" style:font-size-asian="10.5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Liberation Serif" fo:font-size="10.5pt" fo:letter-spacing="normal" fo:font-style="normal" fo:font-weight="normal" officeooo:rsid="000744af" officeooo:paragraph-rsid="000744af" style:font-size-asian="10.5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Liberation Serif" fo:font-size="10.5pt" fo:letter-spacing="normal" fo:font-style="normal" fo:font-weight="normal" officeooo:rsid="000744af" officeooo:paragraph-rsid="0007680e" style:font-size-asian="10.5pt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Liberation Serif" fo:font-size="10.5pt" fo:letter-spacing="normal" fo:font-style="normal" fo:font-weight="normal" officeooo:rsid="0007680e" officeooo:paragraph-rsid="0007680e" style:font-size-asian="10.5pt" style:font-size-complex="12pt"/>
    </style:style>
    <style:style style:name="P1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Liberation Serif" fo:font-size="10.5pt" fo:letter-spacing="normal" fo:font-style="normal" fo:font-weight="normal" officeooo:rsid="00090fb4" officeooo:paragraph-rsid="00090fb4" style:font-size-asian="10.5pt" style:font-size-complex="12pt"/>
    </style:style>
    <style:style style:name="P16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officeooo:rsid="00069f4a" officeooo:paragraph-rsid="00069f4a"/>
    </style:style>
    <style:style style:name="P17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officeooo:paragraph-rsid="00069f4a"/>
    </style:style>
    <style:style style:name="T1" style:family="text">
      <style:text-properties officeooo:rsid="00069f4a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69f4a" style:font-size-asian="10.5pt" style:font-size-complex="10.5pt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744af" style:font-size-asian="12pt" style:font-weight-asian="normal" style:font-size-complex="12pt" style:font-weight-complex="normal"/>
    </style:style>
    <style:style style:name="T6" style:family="text">
      <style:text-properties officeooo:rsid="000744af"/>
    </style:style>
    <style:style style:name="T7" style:family="text">
      <style:text-properties officeooo:rsid="00076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kadiusz Osiecki T00202430</text:p>
      <text:p text:style-name="P4">Requirement Specification for OOP project Diving Calculator</text:p>
      <text:p text:style-name="P1"/>
      <text:p text:style-name="P3"/>
      <text:p text:style-name="P5">1. Introduction</text:p>
      <text:p text:style-name="P9">This project is a prototype of diving application that carries out calculations useful when planning dives.</text:p>
      <text:p text:style-name="P7"/>
      <text:p text:style-name="P7">1.1 Purpose</text:p>
      <text:p text:style-name="P11">The purpose of the diving calculator is to make diving management easier <text:s/>and to create a convenient and easy-to-use application for divers, instead of inconveinient diving tables. The system is based on a PADI instructions and handbooks as well as Recreational Dive Planner. <text:s/>Idea behind it is to create a user-friendly application that contain all of the features required for planning dives.</text:p>
      <text:p text:style-name="P11"/>
      <text:p text:style-name="P6"><text:span text:style-name="T1">2. Description</text:span></text:p>
      <text:p text:style-name="P10">Applicaion models three aspects of diving</text:p>
      <text:p text:style-name="P10"/>
      <text:list xml:id="list433190467" text:style-name="L1">
        <text:list-item>
          <text:p text:style-name="P17"><text:span text:style-name="T3">Device used to dive</text:span></text:p>
          <text:p text:style-name="P16"><text:span text:style-name="T3">D</text:span><text:span text:style-name="T2">evices have different specifiactions and limitations. This includes calculating air volume and limits of divers own abilities</text:span></text:p>
        </text:list-item>
      </text:list>
      <text:p text:style-name="P10"/>
      <text:list xml:id="list131523945915540" text:continue-numbering="true" text:style-name="L1">
        <text:list-item>
          <text:p text:style-name="P17"><text:span text:style-name="T3">Diver</text:span></text:p>
          <text:p text:style-name="P16"><text:span text:style-name="T3">T</text:span><text:span text:style-name="T2">his include description of diver from system perspective and for diving purposes</text:span></text:p>
        </text:list-item>
      </text:list>
      <text:p text:style-name="P10"/>
      <text:list xml:id="list131525083015297" text:continue-numbering="true" text:style-name="L1">
        <text:list-item>
          <text:p text:style-name="P17"><text:span text:style-name="T3">Dive features</text:span></text:p>
          <text:p text:style-name="P16"><text:span text:style-name="T2">Safe dive is a conglomeration of diver and device specification. Application helps with estimating safe dive times and nitrox composition.</text:span></text:p>
          <text:p text:style-name="P16"><text:span text:style-name="T2"/></text:p>
        </text:list-item>
      </text:list>
      <text:p text:style-name="P8"><text:span text:style-name="T5">3. </text:span><text:span text:style-name="T4">System Requirements</text:span></text:p>
      <text:p text:style-name="P12">3.1 System need the ability to create divers profile.</text:p>
      <text:p text:style-name="P12"><text:s/>This is required to validate use of device and estimate safe dive.</text:p>
      <text:p text:style-name="P12">3.1.1 System needs to validate user experience.</text:p>
      <text:p text:style-name="P12">Different experience levels allow to dive deeper which might be dangerous for inexperienced divers</text:p>
      <text:p text:style-name="P12">3.1.2 System needs to collect data about divers experience and surface air consumption.</text:p>
      <text:p text:style-name="P12">This data is used for further calculati<text:span text:style-name="T7">ons.</text:span></text:p>
      <text:p text:style-name="P12">3.2 System requires the ability to create breathing device used by the diver.</text:p>
      <text:p text:style-name="P12">Using breathing device to diving safe requires skill and knowledge</text:p>
      <text:p text:style-name="P12">3.2.1 System needs to validate breathing device against diver exerience level</text:p>
      <text:p text:style-name="P12">Different devices require certain skills that are not taught on basic courses</text:p>
      <text:p text:style-name="P13">3.3 System needs to model dives using.</text:p>
      <text:p text:style-name="P13"><text:span text:style-name="T7">Diver and device are</text:span> both <text:span text:style-name="T7">required</text:span> <text:span text:style-name="T7">to do so </text:span>in order to prevent any danger when diving.</text:p>
      <text:p text:style-name="P14">3.2.1 System needs to collect data about the dive.</text:p>
      <text:p text:style-name="P14">This data is used for calculations.</text:p>
      <text:p text:style-name="P14">3.2.2 System needs to calculate <text:span text:style-name="T6">safe dive depth.</text:span></text:p>
      <text:p text:style-name="P14">It is done by using data collected by the system on earlier stages with accordance to diving regulations.</text:p>
      <text:p text:style-name="P14">3.2.3 System needs to calculate <text:span text:style-name="T6">safe dive depth and length.</text:span></text:p>
      <text:p text:style-name="P14">It is done by validating data collected from diver and device earlier</text:p>
      <text:p text:style-name="P14">3.2.4 System needs to calculate air volume needed for the dive.</text:p>
      <text:p text:style-name="P14">This is computed using data entered </text:p>
      <text:p text:style-name="P15">3.2.5 System needs to calculate nitrox mix.</text:p>
      <text:p text:style-name="P15">Calculations are based on validated depth, device and divers experience.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osefin" svg:font-family="Josefin, sans-serif"/>
    <style:font-face style:name="Lohit Devanagari1" svg:font-family="'Lohit Devanagari'"/>
    <style:font-face style:name="Ubuntu" svg:font-family="Ubuntu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1:30:57.178695193</meta:creation-date>
    <dc:date>2018-11-26T13:15:23.054169191</dc:date>
    <meta:editing-duration>PT48M25S</meta:editing-duration>
    <meta:editing-cycles>2</meta:editing-cycles>
    <meta:generator>LibreOffice/6.1.2.1$Linux_X86_64 LibreOffice_project/10$Build-1</meta:generator>
    <meta:print-date>2018-11-26T12:42:52.479364206</meta:print-date>
    <meta:document-statistic meta:table-count="0" meta:image-count="0" meta:object-count="0" meta:page-count="2" meta:paragraph-count="38" meta:word-count="395" meta:character-count="2476" meta:non-whitespace-character-count="2121"/>
  </office:meta>
</office:document-meta>
</file>